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5*5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(([.A3]-2400)^2)/2/80000" office:value-type="float" office:value="1" calcext:value-type="float">
            <text:p>1</text:p>
          </table:table-cell>
          <table:table-cell office:value-type="float" office:value="1900000000000" calcext:value-type="float">
            <text:p>1.9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number-columns-repeated="2"/>
          <table:table-cell table:formula="of:=(([.A3]-2400)^2)/2/80000" office:value-type="float" office:value="1" calcext:value-type="float">
            <text:p>1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(([.A4]-2400)^2)/2/80000" office:value-type="float" office:value="0.25" calcext:value-type="float">
            <text:p>0.25</text:p>
          </table:table-cell>
          <table:table-cell office:value-type="float" office:value="1900000000000" calcext:value-type="float">
            <text:p>1.9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number-columns-repeated="2"/>
          <table:table-cell table:formula="of:=(([.A4]-2400)^2)/2/80000" office:value-type="float" office:value="0.25" calcext:value-type="float">
            <text:p>0.25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(([.A5]-2400)^2)/2/80000" office:value-type="float" office:value="0.00390625" calcext:value-type="float">
            <text:p>0.00390625</text:p>
          </table:table-cell>
          <table:table-cell office:value-type="float" office:value="1400000000000" calcext:value-type="float">
            <text:p>1.40E+012</text:p>
          </table:table-cell>
          <table:table-cell office:value-type="float" office:value="26000000000000" calcext:value-type="float">
            <text:p>2.60E+013</text:p>
          </table:table-cell>
          <table:table-cell office:value-type="float" office:value="2000000000000" calcext:value-type="float">
            <text:p>2.00E+012</text:p>
          </table:table-cell>
          <table:table-cell table:number-columns-repeated="2"/>
          <table:table-cell table:formula="of:=(([.A5]-2400)^2)/2/80000" office:value-type="float" office:value="0.00390625" calcext:value-type="float">
            <text:p>0.00390625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(([.A6]-2400)^2)/2/80000" office:value-type="float" office:value="0.0009" calcext:value-type="float">
            <text:p>0.0009</text:p>
          </table:table-cell>
          <table:table-cell office:value-type="float" office:value="120000000000000" calcext:value-type="float">
            <text:p>1.20E+014</text:p>
          </table:table-cell>
          <table:table-cell office:value-type="float" office:value="230000000000000" calcext:value-type="float">
            <text:p>2.30E+014</text:p>
          </table:table-cell>
          <table:table-cell office:value-type="float" office:value="8500000000000" calcext:value-type="float">
            <text:p>8.50E+012</text:p>
          </table:table-cell>
          <table:table-cell table:number-columns-repeated="2"/>
          <table:table-cell table:formula="of:=(([.A6]-2400)^2)/2/80000" office:value-type="float" office:value="0.0009" calcext:value-type="float">
            <text:p>0.0009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(([.A7]-2400)^2)/2/80000" office:value-type="float" office:value="0.000225" calcext:value-type="float">
            <text:p>0.000225</text:p>
          </table:table-cell>
          <table:table-cell office:value-type="float" office:value="900000000000000" calcext:value-type="float">
            <text:p>9.00E+014</text:p>
          </table:table-cell>
          <table:table-cell office:value-type="float" office:value="1.8E+015" calcext:value-type="float">
            <text:p>1.80E+015</text:p>
          </table:table-cell>
          <table:table-cell office:value-type="float" office:value="34000000000000" calcext:value-type="float">
            <text:p>3.40E+013</text:p>
          </table:table-cell>
          <table:table-cell table:number-columns-repeated="2"/>
          <table:table-cell table:formula="of:=(([.A7]-2400)^2)/2/80000" office:value-type="float" office:value="0.000225" calcext:value-type="float">
            <text:p>0.000225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(([.A8]-2400)^2)/2/80000" office:value-type="float" office:value="0.00005625" calcext:value-type="float">
            <text:p>0.00005625</text:p>
          </table:table-cell>
          <table:table-cell office:value-type="float" office:value="7.1E+015" calcext:value-type="float">
            <text:p>7.10E+015</text:p>
          </table:table-cell>
          <table:table-cell office:value-type="float" office:value="1.4E+016" calcext:value-type="float">
            <text:p>1.40E+016</text:p>
          </table:table-cell>
          <table:table-cell office:value-type="float" office:value="130000000000000" calcext:value-type="float">
            <text:p>1.30E+014</text:p>
          </table:table-cell>
          <table:table-cell table:number-columns-repeated="2"/>
          <table:table-cell table:formula="of:=(([.A8]-2400)^2)/2/80000" office:value-type="float" office:value="0.00005625" calcext:value-type="float">
            <text:p>0.00005625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(([.A9]-2400)^2)/2/80000" office:value-type="float" office:value="0.00000625" calcext:value-type="float">
            <text:p>0.00000625</text:p>
          </table:table-cell>
          <table:table-cell office:value-type="float" office:value="1.9E+017" calcext:value-type="float">
            <text:p>1.90E+017</text:p>
          </table:table-cell>
          <table:table-cell office:value-type="float" office:value="3.8E+017" calcext:value-type="float">
            <text:p>3.80E+017</text:p>
          </table:table-cell>
          <table:table-cell office:value-type="float" office:value="1.2E+015" calcext:value-type="float">
            <text:p>1.20E+015</text:p>
          </table:table-cell>
          <table:table-cell table:number-columns-repeated="2"/>
          <table:table-cell table:formula="of:=(([.A9]-2400)^2)/2/80000" office:value-type="float" office:value="0.00000625" calcext:value-type="float">
            <text:p>0.00000625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00.1" calcext:value-type="float">
            <text:p>2400.1</text:p>
          </table:table-cell>
          <table:table-cell table:formula="of:=(([.A10]-2400)^2)/2/80000" office:value-type="float" office:value="0.0000000624999999998863" calcext:value-type="float">
            <text:p>6.24999999998863E-008</text:p>
          </table:table-cell>
          <table:table-cell office:value-type="float" office:value="1.5E+020" calcext:value-type="float">
            <text:p>1.50E+020</text:p>
          </table:table-cell>
          <table:table-cell office:value-type="float" office:value="3E+020" calcext:value-type="float">
            <text:p>3.00E+020</text:p>
          </table:table-cell>
          <table:table-cell office:value-type="float" office:value="1.2E+017" calcext:value-type="float">
            <text:p>1.20E+017</text:p>
          </table:table-cell>
          <table:table-cell table:number-columns-repeated="2"/>
          <table:table-cell table:formula="of:=(([.A10]-2400)^2)/2/80000" office:value-type="float" office:value="0.0000000624999999998863" calcext:value-type="float">
            <text:p>6.24999999998863E-008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>
          <table:table-cell office:value-type="float" office:value="2400.01" calcext:value-type="float">
            <text:p>2400.01</text:p>
          </table:table-cell>
          <table:table-cell table:formula="of:=(([.A11]-2400)^2)/2/80000" office:value-type="float" office:value="0.000000000625000000027285" calcext:value-type="float">
            <text:p>6.25000000027285E-010</text:p>
          </table:table-cell>
          <table:table-cell office:value-type="float" office:value="5.3E+022" calcext:value-type="float">
            <text:p>5.30E+022</text:p>
          </table:table-cell>
          <table:table-cell office:value-type="float" office:value="1.1E+023" calcext:value-type="float">
            <text:p>1.10E+023</text:p>
          </table:table-cell>
          <table:table-cell office:value-type="float" office:value="1.2E+019" calcext:value-type="float">
            <text:p>1.20E+019</text:p>
          </table:table-cell>
          <table:table-cell table:number-columns-repeated="2"/>
          <table:table-cell table:formula="of:=(([.A11]-2400)^2)/2/80000" office:value-type="float" office:value="0.000000000625000000027285" calcext:value-type="float">
            <text:p>6.25000000027285E-010</text:p>
          </table:table-cell>
          <table:table-cell table:style-name="ce1" office:value-type="float" office:value="3800000000000" calcext:value-type="float">
            <text:p>3.80E+012</text:p>
          </table:table-cell>
          <table:table-cell/>
        </table:table-row>
        <table:table-row table:style-name="ro1" table:number-rows-repeated="6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ab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(([.A19]-2400)^2)/2/80000" office:value-type="float" office:value="1" calcext:value-type="float">
            <text:p>1</text:p>
          </table:table-cell>
          <table:table-cell office:value-type="float" office:value="1200000000000" calcext:value-type="float">
            <text:p>1.2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number-columns-repeated="3"/>
          <table:table-cell table:formula="of:=(([.A19]-2400)^2)/2/80000" office:value-type="float" office:value="1" calcext:value-type="float">
            <text:p>1</text:p>
          </table:table-cell>
          <table:table-cell table:style-name="ce1" office:value-type="float" office:value="1300000" calcext:value-type="float">
            <text:p>1.30E+00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(([.A20]-2400)^2)/2/80000" office:value-type="float" office:value="0.25" calcext:value-type="float">
            <text:p>0.25</text:p>
          </table:table-cell>
          <table:table-cell office:value-type="float" office:value="3000000000000" calcext:value-type="float">
            <text:p>3.0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number-columns-repeated="3"/>
          <table:table-cell table:formula="of:=(([.A20]-2400)^2)/2/80000" office:value-type="float" office:value="0.25" calcext:value-type="float">
            <text:p>0.25</text:p>
          </table:table-cell>
          <table:table-cell table:style-name="ce1" office:value-type="float" office:value="1200000" calcext:value-type="float">
            <text:p>1.20E+006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(([.A21]-2400)^2)/2/80000" office:value-type="float" office:value="0.00390625" calcext:value-type="float">
            <text:p>0.00390625</text:p>
          </table:table-cell>
          <table:table-cell office:value-type="float" office:value="12000000000000" calcext:value-type="float">
            <text:p>1.20E+013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000000000000" calcext:value-type="float">
            <text:p>2.00E+012</text:p>
          </table:table-cell>
          <table:table-cell table:number-columns-repeated="3"/>
          <table:table-cell table:formula="of:=(([.A21]-2400)^2)/2/80000" office:value-type="float" office:value="0.00390625" calcext:value-type="float">
            <text:p>0.00390625</text:p>
          </table:table-cell>
          <table:table-cell table:style-name="ce1" office:value-type="float" office:value="1200001" calcext:value-type="float">
            <text:p>1.20E+00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(([.A22]-2400)^2)/2/80000" office:value-type="float" office:value="0.0009" calcext:value-type="float">
            <text:p>0.0009</text:p>
          </table:table-cell>
          <table:table-cell office:value-type="float" office:value="51000000000000" calcext:value-type="float">
            <text:p>5.10E+013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8500000000000" calcext:value-type="float">
            <text:p>8.50E+012</text:p>
          </table:table-cell>
          <table:table-cell table:number-columns-repeated="3"/>
          <table:table-cell table:formula="of:=(([.A22]-2400)^2)/2/80000" office:value-type="float" office:value="0.0009" calcext:value-type="float">
            <text:p>0.0009</text:p>
          </table:table-cell>
          <table:table-cell table:style-name="ce1" office:value-type="float" office:value="1200002" calcext:value-type="float">
            <text:p>1.20E+006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(([.A23]-2400)^2)/2/80000" office:value-type="float" office:value="0.000225" calcext:value-type="float">
            <text:p>0.000225</text:p>
          </table:table-cell>
          <table:table-cell office:value-type="float" office:value="200000000000000" calcext:value-type="float">
            <text:p>2.00E+014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34000000000000" calcext:value-type="float">
            <text:p>3.40E+013</text:p>
          </table:table-cell>
          <table:table-cell table:number-columns-repeated="3"/>
          <table:table-cell table:formula="of:=(([.A23]-2400)^2)/2/80000" office:value-type="float" office:value="0.000225" calcext:value-type="float">
            <text:p>0.000225</text:p>
          </table:table-cell>
          <table:table-cell table:style-name="ce1" office:value-type="float" office:value="1200003" calcext:value-type="float">
            <text:p>1.20E+006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(([.A24]-2400)^2)/2/80000" office:value-type="float" office:value="0.00005625" calcext:value-type="float">
            <text:p>0.00005625</text:p>
          </table:table-cell>
          <table:table-cell office:value-type="float" office:value="810000000000000" calcext:value-type="float">
            <text:p>8.10E+014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30000000000000" calcext:value-type="float">
            <text:p>1.30E+014</text:p>
          </table:table-cell>
          <table:table-cell table:number-columns-repeated="3"/>
          <table:table-cell table:formula="of:=(([.A24]-2400)^2)/2/80000" office:value-type="float" office:value="0.00005625" calcext:value-type="float">
            <text:p>0.00005625</text:p>
          </table:table-cell>
          <table:table-cell table:style-name="ce1" office:value-type="float" office:value="1200004" calcext:value-type="float">
            <text:p>1.20E+00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(([.A25]-2400)^2)/2/80000" office:value-type="float" office:value="0.00000625" calcext:value-type="float">
            <text:p>0.00000625</text:p>
          </table:table-cell>
          <table:table-cell office:value-type="float" office:value="7.3E+015" calcext:value-type="float">
            <text:p>7.30E+015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5" calcext:value-type="float">
            <text:p>1.20E+015</text:p>
          </table:table-cell>
          <table:table-cell table:number-columns-repeated="3"/>
          <table:table-cell table:formula="of:=(([.A25]-2400)^2)/2/80000" office:value-type="float" office:value="0.00000625" calcext:value-type="float">
            <text:p>0.00000625</text:p>
          </table:table-cell>
          <table:table-cell table:style-name="ce1" office:value-type="float" office:value="1200005" calcext:value-type="float">
            <text:p>1.20E+006</text:p>
          </table:table-cell>
        </table:table-row>
        <table:table-row table:style-name="ro1">
          <table:table-cell office:value-type="float" office:value="2400.1" calcext:value-type="float">
            <text:p>2400.1</text:p>
          </table:table-cell>
          <table:table-cell table:formula="of:=(([.A26]-2400)^2)/2/80000" office:value-type="float" office:value="0.0000000624999999998863" calcext:value-type="float">
            <text:p>6.24999999998863E-008</text:p>
          </table:table-cell>
          <table:table-cell office:value-type="float" office:value="7.3E+017" calcext:value-type="float">
            <text:p>7.30E+017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7" calcext:value-type="float">
            <text:p>1.20E+017</text:p>
          </table:table-cell>
          <table:table-cell table:number-columns-repeated="3"/>
          <table:table-cell table:formula="of:=(([.A26]-2400)^2)/2/80000" office:value-type="float" office:value="0.0000000624999999998863" calcext:value-type="float">
            <text:p>6.24999999998863E-008</text:p>
          </table:table-cell>
          <table:table-cell table:style-name="ce1" office:value-type="float" office:value="1200006" calcext:value-type="float">
            <text:p>1.20E+006</text:p>
          </table:table-cell>
        </table:table-row>
        <table:table-row table:style-name="ro1">
          <table:table-cell office:value-type="float" office:value="2400.01" calcext:value-type="float">
            <text:p>2400.01</text:p>
          </table:table-cell>
          <table:table-cell table:formula="of:=(([.A27]-2400)^2)/2/80000" office:value-type="float" office:value="0.000000000625000000027285" calcext:value-type="float">
            <text:p>6.25000000027285E-010</text:p>
          </table:table-cell>
          <table:table-cell office:value-type="float" office:value="7.3E+019" calcext:value-type="float">
            <text:p>7.30E+019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9" calcext:value-type="float">
            <text:p>1.20E+019</text:p>
          </table:table-cell>
          <table:table-cell table:number-columns-repeated="3"/>
          <table:table-cell table:formula="of:=(([.A27]-2400)^2)/2/80000" office:value-type="float" office:value="0.000000000625000000027285" calcext:value-type="float">
            <text:p>6.25000000027285E-010</text:p>
          </table:table-cell>
          <table:table-cell table:style-name="ce1" office:value-type="float" office:value="1200001" calcext:value-type="float">
            <text:p>1.20E+006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ab and prec</text:p>
          </table:table-cell>
          <table:table-cell/>
          <table:table-cell table:style-name="Default" office:value-type="string" calcext:value-type="string">
            <text:p>K</text:p>
          </table:table-cell>
          <table:table-cell table:style-name="Default"/>
          <table:table-cell table:style-name="Default" office:value-type="string" calcext:value-type="string">
            <text:p>Ku</text:p>
          </table:table-cell>
          <table:table-cell office:value-type="string" calcext:value-type="string">
            <text:p>P-1Ku</text:p>
          </table:table-cell>
          <table:table-cell office:value-type="string" calcext:value-type="string">
            <text:p>P-1 K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(([.A34]-2400)^2)/2/80000" office:value-type="float" office:value="1" calcext:value-type="float">
            <text:p>1</text:p>
          </table:table-cell>
          <table:table-cell office:value-type="float" office:value="1200000000000" calcext:value-type="float">
            <text:p>1.2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style-name="ce1" office:value-type="float" office:value="1300000" calcext:value-type="float">
            <text:p>1.30E+006</text:p>
          </table:table-cell>
          <table:table-cell table:style-name="ce1" office:value-type="float" office:value="180" calcext:value-type="float">
            <text:p>1.80E+002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(([.A35]-2400)^2)/2/80000" office:value-type="float" office:value="0.25" calcext:value-type="float">
            <text:p>0.25</text:p>
          </table:table-cell>
          <table:table-cell office:value-type="float" office:value="3000000000000" calcext:value-type="float">
            <text:p>3.00E+012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100000000000" calcext:value-type="float">
            <text:p>2.10E+012</text:p>
          </table:table-cell>
          <table:table-cell table:style-name="ce1" office:value-type="float" office:value="1200000" calcext:value-type="float">
            <text:p>1.20E+006</text:p>
          </table:table-cell>
          <table:table-cell table:style-name="ce1" office:value-type="float" office:value="93" calcext:value-type="float">
            <text:p>9.30E+001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(([.A36]-2400)^2)/2/80000" office:value-type="float" office:value="0.00390625" calcext:value-type="float">
            <text:p>0.00390625</text:p>
          </table:table-cell>
          <table:table-cell office:value-type="float" office:value="12000000000000" calcext:value-type="float">
            <text:p>1.20E+013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2000000000000" calcext:value-type="float">
            <text:p>2.00E+012</text:p>
          </table:table-cell>
          <table:table-cell table:style-name="ce1" office:value-type="float" office:value="1200001" calcext:value-type="float">
            <text:p>1.20E+006</text:p>
          </table:table-cell>
          <table:table-cell table:style-name="ce1" office:value-type="float" office:value="61" calcext:value-type="float">
            <text:p>6.10E+001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(([.A37]-2400)^2)/2/80000" office:value-type="float" office:value="0.0009" calcext:value-type="float">
            <text:p>0.0009</text:p>
          </table:table-cell>
          <table:table-cell office:value-type="float" office:value="51000000000000" calcext:value-type="float">
            <text:p>5.10E+013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8500000000000" calcext:value-type="float">
            <text:p>8.50E+012</text:p>
          </table:table-cell>
          <table:table-cell table:style-name="ce1" office:value-type="float" office:value="1200002" calcext:value-type="float">
            <text:p>1.20E+006</text:p>
          </table:table-cell>
          <table:table-cell table:style-name="ce1" office:value-type="float" office:value="64" calcext:value-type="float">
            <text:p>6.40E+001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(([.A38]-2400)^2)/2/80000" office:value-type="float" office:value="0.000225" calcext:value-type="float">
            <text:p>0.000225</text:p>
          </table:table-cell>
          <table:table-cell office:value-type="float" office:value="200000000000000" calcext:value-type="float">
            <text:p>2.00E+014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34000000000000" calcext:value-type="float">
            <text:p>3.40E+013</text:p>
          </table:table-cell>
          <table:table-cell table:style-name="ce1" office:value-type="float" office:value="1200003" calcext:value-type="float">
            <text:p>1.20E+006</text:p>
          </table:table-cell>
          <table:table-cell table:style-name="ce1" office:value-type="float" office:value="65" calcext:value-type="float">
            <text:p>6.50E+001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(([.A39]-2400)^2)/2/80000" office:value-type="float" office:value="0.00005625" calcext:value-type="float">
            <text:p>0.00005625</text:p>
          </table:table-cell>
          <table:table-cell office:value-type="float" office:value="810000000000000" calcext:value-type="float">
            <text:p>8.10E+014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30000000000000" calcext:value-type="float">
            <text:p>1.30E+014</text:p>
          </table:table-cell>
          <table:table-cell table:style-name="ce1" office:value-type="float" office:value="1200004" calcext:value-type="float">
            <text:p>1.20E+006</text:p>
          </table:table-cell>
          <table:table-cell table:style-name="ce1" office:value-type="float" office:value="67" calcext:value-type="float">
            <text:p>6.70E+001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(([.A40]-2400)^2)/2/80000" office:value-type="float" office:value="0.00000625" calcext:value-type="float">
            <text:p>0.00000625</text:p>
          </table:table-cell>
          <table:table-cell office:value-type="float" office:value="7.3E+015" calcext:value-type="float">
            <text:p>7.30E+015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5" calcext:value-type="float">
            <text:p>1.20E+015</text:p>
          </table:table-cell>
          <table:table-cell table:style-name="ce1" office:value-type="float" office:value="1200005" calcext:value-type="float">
            <text:p>1.20E+006</text:p>
          </table:table-cell>
          <table:table-cell table:style-name="ce1" office:value-type="float" office:value="68" calcext:value-type="float">
            <text:p>6.80E+001</text:p>
          </table:table-cell>
          <table:table-cell table:number-columns-repeated="3"/>
        </table:table-row>
        <table:table-row table:style-name="ro1">
          <table:table-cell office:value-type="float" office:value="2400.1" calcext:value-type="float">
            <text:p>2400.1</text:p>
          </table:table-cell>
          <table:table-cell table:formula="of:=(([.A41]-2400)^2)/2/80000" office:value-type="float" office:value="0.0000000624999999998863" calcext:value-type="float">
            <text:p>6.24999999998863E-008</text:p>
          </table:table-cell>
          <table:table-cell office:value-type="float" office:value="7.3E+017" calcext:value-type="float">
            <text:p>7.30E+017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7" calcext:value-type="float">
            <text:p>1.20E+017</text:p>
          </table:table-cell>
          <table:table-cell table:style-name="ce1" office:value-type="float" office:value="1200006" calcext:value-type="float">
            <text:p>1.20E+006</text:p>
          </table:table-cell>
          <table:table-cell table:style-name="ce1" office:value-type="float" office:value="68" calcext:value-type="float">
            <text:p>6.80E+001</text:p>
          </table:table-cell>
          <table:table-cell table:number-columns-repeated="3"/>
        </table:table-row>
        <table:table-row table:style-name="ro1">
          <table:table-cell office:value-type="float" office:value="2400.01" calcext:value-type="float">
            <text:p>2400.01</text:p>
          </table:table-cell>
          <table:table-cell table:formula="of:=(([.A42]-2400)^2)/2/80000" office:value-type="float" office:value="0.000000000625000000027285" calcext:value-type="float">
            <text:p>6.25000000027285E-010</text:p>
          </table:table-cell>
          <table:table-cell office:value-type="float" office:value="7.3E+019" calcext:value-type="float">
            <text:p>7.30E+019</text:p>
          </table:table-cell>
          <table:table-cell office:value-type="float" office:value="3800000000000" calcext:value-type="float">
            <text:p>3.80E+012</text:p>
          </table:table-cell>
          <table:table-cell office:value-type="float" office:value="1.2E+019" calcext:value-type="float">
            <text:p>1.20E+019</text:p>
          </table:table-cell>
          <table:table-cell table:style-name="ce1" office:value-type="float" office:value="1200001" calcext:value-type="float">
            <text:p>1.20E+006</text:p>
          </table:table-cell>
          <table:table-cell table:style-name="ce1" office:value-type="float" office:value="68" calcext:value-type="float">
            <text:p>6.80E+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4:17:28.347660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formaggia</meta:initial-creator>
    <meta:creation-date>2018-04-19T17:15:46.435304749</meta:creation-date>
    <dc:date>2018-04-24T10:27:03.004907028</dc:date>
    <dc:creator>Daniele formaggia</dc:creator>
    <meta:editing-duration>PT15H28M28S</meta:editing-duration>
    <meta:editing-cycles>3</meta:editing-cycles>
    <meta:generator>LibreOffice/4.3.7.2$Linux_X86_64 LibreOffice_project/430$Build-2</meta:generator>
    <meta:document-statistic meta:table-count="1" meta:cell-count="196" meta:object-count="0"/>
  </office:meta>
</office:document-meta>
</file>